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50bf0" officeooo:paragraph-rsid="00150bf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64c8b" officeooo:paragraph-rsid="00164c8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4c8b" officeooo:paragraph-rsid="00164c8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1b15" officeooo:paragraph-rsid="00171b1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monospace1" fo:font-weight="bold" officeooo:rsid="00150bf0" officeooo:paragraph-rsid="00150bf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onospace1" fo:font-weight="bold" officeooo:rsid="00150bf0" officeooo:paragraph-rsid="00150bf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monospace1" fo:font-weight="bold" officeooo:rsid="00158200" officeooo:paragraph-rsid="0015820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monospace1" fo:font-weight="bold" officeooo:rsid="00161774" officeooo:paragraph-rsid="0016177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monospace1" fo:font-weight="normal" officeooo:rsid="00150bf0" officeooo:paragraph-rsid="00150bf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monospace1" fo:font-weight="normal" officeooo:rsid="00161774" officeooo:paragraph-rsid="00161774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4c8b" officeooo:paragraph-rsid="00164c8b" style:font-weight-asian="bold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color="#a9b7c6" style:font-name="DejaVu Sans Mono" fo:font-weight="bold" officeooo:rsid="00150bf0" officeooo:paragraph-rsid="00150bf0" style:font-weight-asian="bold" style:font-weight-complex="bold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444444" fo:font-size="10.5pt" fo:letter-spacing="normal" fo:font-style="normal"/>
    </style:style>
    <style:style style:name="T4" style:family="text">
      <style:text-properties fo:color="#cc7832"/>
    </style:style>
    <style:style style:name="T5" style:family="text">
      <style:text-properties fo:color="#cc7832" fo:font-weight="normal" style:font-weight-asian="normal" style:font-weight-complex="normal"/>
    </style:style>
    <style:style style:name="T6" style:family="text">
      <style:text-properties fo:color="#8888c6"/>
    </style:style>
    <style:style style:name="T7" style:family="text">
      <style:text-properties fo:color="#6a8759"/>
    </style:style>
    <style:style style:name="T8" style:family="text">
      <style:text-properties fo:color="#aa49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ULA 08 – UTILIZANDO MÓDULOS</text:p>
      <text:p text:style-name="P5"/>
      <text:p text:style-name="P5"/>
      <text:p text:style-name="P9">Comando generalista:</text:p>
      <text:p text:style-name="P9"/>
      <text:p text:style-name="P9">&gt; <text:s/><text:span text:style-name="T1">Import</text:span> “bebida” - Uma forma de adquirir um módulo não básico.</text:p>
      <text:p text:style-name="P9"/>
      <text:p text:style-name="P9"/>
      <text:p text:style-name="P9">Comando específico:</text:p>
      <text:p text:style-name="P9"/>
      <text:p text:style-name="P9">&gt; <text:span text:style-name="T1">From</text:span> “bebida <text:span text:style-name="T1">import</text:span> “Vodka” <text:s/>- Quando quer um módulo específico dentro de um módulo não básico.</text:p>
      <text:p text:style-name="P9"/>
      <text:p text:style-name="P6"/>
      <text:p text:style-name="P6">Exemplificando:</text:p>
      <text:p text:style-name="P9"/>
      <text:p text:style-name="P6">math<text:span text:style-name="T2">- Módulo de matemática.</text:span></text:p>
      <text:p text:style-name="P7"><text:span text:style-name="T2">&gt; *</text:span>from <text:span text:style-name="T2">math </text:span>import <text:span text:style-name="T2">sqrt (raiz quadrara), ceil.</text:span></text:p>
      <text:p text:style-name="P7"><text:span text:style-name="T2">Dessa forma é possível importar separando por vírgula mais de um elemento específico da biblioteca.</text:span></text:p>
      <text:p text:style-name="P7"><text:span text:style-name="T2"/></text:p>
      <text:p text:style-name="P7">Ceil –<text:span text:style-name="T2"> Arredonda uma raiz para cima.</text:span></text:p>
      <text:p text:style-name="P7">Floor – <text:span text:style-name="T2">Arredonda uma raiz para baixo.</text:span></text:p>
      <text:p text:style-name="P7"><text:span text:style-name="T2"/></text:p>
      <text:p text:style-name="P7"><text:span text:style-name="T2">&gt; Digita a funcionalidade ou aperta Ctrl + espaço. Para exibi-las. (No *</text:span>from<text:span text:style-name="T2">).</text:span></text:p>
      <text:p text:style-name="P7"><text:span text:style-name="T2"/></text:p>
      <text:p text:style-name="P8">PyPI –<text:span text:style-name="T2"> Biblioteca de módulos adcionais que podem ser baixados e adquiridos no Python.</text:span></text:p>
      <text:p text:style-name="P8"><text:span text:style-name="T2"/></text:p>
      <text:p text:style-name="P8">IMPORTANDO MÓDULOS</text:p>
      <text:p text:style-name="P10">Escreva <text:span text:style-name="T1">import </text:span><text:span text:style-name="T3">Se aparecer uma “luz vermelha” clicar nela e apertar para instalar o módulo.</text:span></text:p>
      <text:p text:style-name="P10"><text:span text:style-name="T3"/></text:p>
      <text:p text:style-name="P8"><text:span text:style-name="T3"/></text:p>
      <text:p text:style-name="P8"><text:span text:style-name="T3">UTILIZANDO O MÓDULO</text:span></text:p>
      <text:p text:style-name="P8"><text:span text:style-name="T3"/></text:p>
      <text:p text:style-name="P8"><text:span text:style-name="T3"/></text:p>
      <text:p text:style-name="P12"><text:span text:style-name="T5">import </text:span><text:span text:style-name="T2">emoji</text:span></text:p>
      <text:p text:style-name="P13"><text:span text:style-name="T6">print </text:span>(emoji.emojize (<text:span text:style-name="T7">'Olá Mundo :earth_americas:'</text:span><text:span text:style-name="T4">, </text:span><text:span text:style-name="T8">use_aliases</text:span>=<text:span text:style-name="T4">True</text:span>))</text:p>
      <text:p text:style-name="P1"><text:span text:style-name="T2"/></text:p>
      <text:p text:style-name="P2">Olá Mundo 🌎</text:p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DESAFIOS</text:p>
      <text:p text:style-name="P3"/>
      <text:p text:style-name="P3"/>
      <text:p text:style-name="P3"/>
      <text:p text:style-name="P2">DESAFIO 016 – <text:span text:style-name="T2">Crie um programa que leia um número real qualquer pelo teclado e mostre na tela sua porção inteira.</text:span></text:p>
      <text:p text:style-name="P2"><text:span text:style-name="T2"/></text:p>
      <text:p text:style-name="P2"><text:span text:style-name="T2">Ex – Digite um número: 6,127</text:span></text:p>
      <text:p text:style-name="P2"><text:span text:style-name="T2">O número <text:s/>6,127 tem a parte inteira 6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DESAFIO 017 – <text:span text:style-name="T2">Faça um programa que leia o comprimento do cateto oposto e do cateto adjacente de um triangulo retângulo. Calcule e mostre o comprimento da hipotenusa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DESAFIO 018 - <text:span text:style-name="T2"><text:s/>Faça um Programa que leia um ângulo qualquer e mostre na tela o valor do seno, cosseno e tangente desse ângulo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text:soft-page-break/>DESAFIO 019 – <text:span text:style-name="T2">Um professor quer sortear um dos seus quatro alunos para apagar o quadro. Faça um programa que ajude ele, lendo o nome dos alunos e sorteando o nome do escolhido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DESAFIO 020 – <text:span text:style-name="T2">O mesmo professor do desafio anterior quer sortear a ordem de apresentação de trabalho dos alunos. Faça um programa que leia o nome dos 4 alunos e mostre a ordem sorteada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DESAFIO 021 – <text:span text:style-name="T2">Faça um programa em Python que abra e leia um arquivo em MP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5:11:17.919621158</meta:creation-date>
    <dc:date>2019-06-25T16:07:57.443795235</dc:date>
    <meta:editing-duration>PT15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28" meta:word-count="299" meta:character-count="1788" meta:non-whitespace-character-count="1503"/>
  </office:meta>
</office:document-meta>
</file>